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4.244cm"/>
    </style:style>
    <style:style style:name="co5" style:family="table-column">
      <style:table-column-properties fo:break-before="auto" style:column-width="1.838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6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 style:data-style-name="N2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17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/>
          <table:table-cell table:style-name="ce4" office:value-type="string" table:number-columns-spanned="2" table:number-rows-spanned="1">
            <text:p>mejor</text:p>
          </table:table-cell>
          <table:covered-table-cell table:style-name="ce2"/>
          <table:table-cell table:style-name="ce2" office:value-type="string" table:number-columns-spanned="2" table:number-rows-spanned="1">
            <text:p>yo</text:p>
          </table:table-cell>
          <table:covered-table-cell table:style-name="ce2"/>
          <table:table-cell table:style-name="ce1"/>
          <table:table-cell table:style-name="ce2" office:value-type="string">
            <text:p>π = 0,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 table:style-name="ce1"/>
          <table:table-cell table:style-name="ce2" office:value-type="string">
            <text:p>1 minuto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10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06">
            <text:p>828,0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06">
            <text:p>828,06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4.78">
            <text:p>824,7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4.78">
            <text:p>824,78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10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28.94">
            <text:p>828,94</text:p>
          </table:table-cell>
          <table:table-cell table:style-name="ce1" table:number-columns-repeated="2"/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7"/>
          <table:table-cell table:style-name="Default"/>
          <table:table-cell table:number-columns-repeated="1015"/>
        </table:table-row>
        <table:table-row table:style-name="ro1" table:number-rows-repeated="7">
          <table:table-cell table:number-columns-repeated="4"/>
          <table:table-cell table:style-name="ce6"/>
          <table:table-cell table:style-name="Default" table:number-columns-repeated="2"/>
          <table:table-cell table:style-name="ce6"/>
          <table:table-cell table:style-name="ce7"/>
          <table:table-cell table:number-columns-repeated="1015"/>
        </table:table-row>
        <table:table-row table:style-name="ro1">
          <table:table-cell table:number-columns-repeated="4"/>
          <table:table-cell table:style-name="ce6"/>
          <table:table-cell table:style-name="Default" table:number-columns-repeated="4"/>
          <table:table-cell table:number-columns-repeated="1015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/>
          <table:table-cell table:style-name="ce4" office:value-type="string" table:number-columns-spanned="2" table:number-rows-spanned="1">
            <text:p>mejor</text:p>
          </table:table-cell>
          <table:covered-table-cell table:style-name="ce2"/>
          <table:table-cell table:style-name="ce2" office:value-type="string" table:number-columns-spanned="2" table:number-rows-spanned="1">
            <text:p>yo</text:p>
          </table:table-cell>
          <table:covered-table-cell table:style-name="ce2"/>
          <table:table-cell table:style-name="ce2" office:value-type="string" table:number-columns-spanned="2" table:number-rows-spanned="1">
            <text:p>yo 5 min</text:p>
          </table:table-cell>
          <table:covered-table-cell table:style-name="ce2"/>
          <table:table-cell/>
        </table:table-row>
        <table:table-row table:style-name="ro1">
          <table:table-cell/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/>
        </table:table-row>
        <table:table-row table:style-name="ro1">
          <table:table-cell table:style-name="ce5" office:value-type="string">
            <text:p>c20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1.56">
            <text:p>591,56</text:p>
          </table:table-cell>
          <table:table-cell office:value-type="float" office:value="3">
            <text:p>3</text:p>
          </table:table-cell>
          <table:table-cell table:style-name="ce5" office:value-type="float" office:value="591.56">
            <text:p>591,5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1.56">
            <text:p>591,56</text:p>
          </table:table-cell>
          <table:table-cell office:value-type="float" office:value="3">
            <text:p>3</text:p>
          </table:table-cell>
          <table:table-cell table:style-name="ce5" office:value-type="float" office:value="591.56">
            <text:p>591,5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1.17">
            <text:p>591,17</text:p>
          </table:table-cell>
          <table:table-cell office:value-type="float" office:value="3">
            <text:p>3</text:p>
          </table:table-cell>
          <table:table-cell table:style-name="ce5" office:value-type="float" office:value="591.17">
            <text:p>591,17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0.6">
            <text:p>590,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94.06">
            <text:p>594,0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88.88">
            <text:p>588,88</text:p>
          </table:table-cell>
          <table:table-cell office:value-type="float" office:value="3">
            <text:p>3</text:p>
          </table:table-cell>
          <table:table-cell table:style-name="ce5" office:value-type="float" office:value="588.88">
            <text:p>588,88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88.49">
            <text:p>588,49</text:p>
          </table:table-cell>
          <table:table-cell office:value-type="float" office:value="3">
            <text:p>3</text:p>
          </table:table-cell>
          <table:table-cell table:style-name="ce5" office:value-type="float" office:value="588.49">
            <text:p>588,4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88.29">
            <text:p>588,29</text:p>
          </table:table-cell>
          <table:table-cell office:value-type="float" office:value="3">
            <text:p>3</text:p>
          </table:table-cell>
          <table:table-cell table:style-name="ce5" office:value-type="float" office:value="588.29">
            <text:p>588,2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88.32">
            <text:p>588,32</text:p>
          </table:table-cell>
          <table:table-cell office:value-type="float" office:value="3">
            <text:p>3</text:p>
          </table:table-cell>
          <table:table-cell table:style-name="ce5" office:value-type="float" office:value="588.32">
            <text:p>588,32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5" office:value-type="string">
            <text:p>c20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1.56">
            <text:p>591,56</text:p>
          </table:table-cell>
          <table:table-cell/>
          <table:table-cell table:style-name="ce5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π = 0,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1 minuto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 table:number-rows-repeated="7">
          <table:table-cell table:number-columns-repeated="3"/>
          <table:table-cell table:style-name="ce6"/>
          <table:table-cell table:number-columns-repeated="2"/>
          <table:table-cell table:style-name="ce6"/>
          <table:table-cell table:style-name="ce7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6"/>
          <table:table-cell/>
        </table:table-row>
      </table:table>
      <table:table table:name="r1" table:style-name="ta1" table:print="false">
        <table:table-column table:style-name="co2" table:number-columns-repeated="4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row table:style-name="ro1">
          <table:table-cell/>
          <table:table-cell table:style-name="ce4" office:value-type="string" table:number-columns-spanned="2" table:number-rows-spanned="1">
            <text:p>mejor</text:p>
          </table:table-cell>
          <table:covered-table-cell table:style-name="ce2"/>
          <table:table-cell table:style-name="ce2" office:value-type="string" table:number-columns-spanned="2" table:number-rows-spanned="1">
            <text:p>yo 1 min</text:p>
          </table:table-cell>
          <table:covered-table-cell table:style-name="ce9"/>
          <table:table-cell table:style-name="ce2" office:value-type="string" table:number-columns-spanned="2" table:number-rows-spanned="1">
            <text:p>yo 5 min</text:p>
          </table:table-cell>
          <table:covered-table-cell table:style-name="ce2"/>
        </table:table-row>
        <table:table-row table:style-name="ro1">
          <table:table-cell/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  <table:table-cell table:style-name="ce2" office:value-type="string">
            <text:p>vehiculos</text:p>
          </table:table-cell>
          <table:table-cell table:style-name="ce9" office:value-type="string">
            <text:p>largo</text:p>
          </table:table-cell>
          <table:table-cell table:style-name="ce2" office:value-type="string">
            <text:p>vehiculos</text:p>
          </table:table-cell>
          <table:table-cell table:style-name="ce2" office:value-type="string">
            <text:p>largo</text:p>
          </table:table-cell>
        </table:table-row>
        <table:table-row table:style-name="ro1">
          <table:table-cell table:number-columns-repeated="3"/>
          <table:table-cell table:style-name="ce1" office:value-type="float" office:value="19">
            <text:p>19</text:p>
          </table:table-cell>
          <table:table-cell table:style-name="ce10" office:value-type="float" office:value="1652.16814143521">
            <text:p>1652,17</text:p>
          </table:table-cell>
          <table:table-cell table:style-name="ce1" table:number-columns-repeated="2"/>
        </table:table-row>
        <table:table-row table:style-name="ro1" table:number-rows-repeated="4">
          <table:table-cell table:style-name="ce5" table:number-columns-repeated="3"/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style-name="ce5" office:value-type="string">
            <text:p>r10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645.79">
            <text:p>1645,79</text:p>
          </table:table-cell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style-name="ce5" office:value-type="string">
            <text:p>r102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486.12">
            <text:p>1486,12</text:p>
          </table:table-cell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style-name="ce5" office:value-type="string">
            <text:p>r103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92.68">
            <text:p>1292,68</text:p>
          </table:table-cell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style-name="ce5" office:value-type="string">
            <text:p>r10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07.24">
            <text:p>1007,24</text:p>
          </table:table-cell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style-name="ce5" office:value-type="string">
            <text:p>r10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77.11">
            <text:p>1377,11</text:p>
          </table:table-cell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style-name="ce5" office:value-type="string">
            <text:p>r10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251.98">
            <text:p>1251,98</text:p>
          </table:table-cell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style-name="ce5" office:value-type="string">
            <text:p>r10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04.66">
            <text:p>1104,66</text:p>
          </table:table-cell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style-name="ce5" office:value-type="string">
            <text:p>r10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60.88">
            <text:p>960,88</text:p>
          </table:table-cell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style-name="ce5" office:value-type="string">
            <text:p>r10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94.73">
            <text:p>1194,73</text:p>
          </table:table-cell>
          <table:table-cell table:style-name="ce5"/>
          <table:table-cell table:style-name="ce11"/>
          <table:table-cell table:style-name="ce1" table:number-columns-repeated="2"/>
        </table:table-row>
        <table:table-row table:style-name="ro1">
          <table:table-cell table:style-name="ce5" office:value-type="string">
            <text:p>r1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18.59">
            <text:p>1118,59</text:p>
          </table:table-cell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style-name="ce5" office:value-type="string">
            <text:p>r1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96.72">
            <text:p>1096,72</text:p>
          </table:table-cell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style-name="ce5" office:value-type="string">
            <text:p>r1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82.14">
            <text:p>982,14</text:p>
          </table:table-cell>
          <table:table-cell table:style-name="ce1"/>
          <table:table-cell table:style-name="ce10"/>
          <table:table-cell table:style-name="ce1"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>
            <text:p>π = 0,4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1 minuto</text:p>
          </table:table-cell>
          <table:table-cell table:number-columns-repeated="5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101" table:style-name="ta1" table:print="false">
        <table:table-column table:style-name="co3" table:default-cell-style-name="Default"/>
        <table:table-column table:style-name="co4" table:default-cell-style-name="ce12"/>
        <table:table-column table:style-name="co3" table:default-cell-style-name="ce17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4" office:value-type="string" table:number-columns-spanned="2" table:number-rows-spanned="1">
            <text:p>mejor</text:p>
          </table:table-cell>
          <table:covered-table-cell table:style-name="ce9"/>
          <table:table-cell table:style-name="ce15" office:value-type="string" table:number-columns-spanned="2" table:number-rows-spanned="1">
            <text:p>yo 1 min</text:p>
          </table:table-cell>
          <table:covered-table-cell table:style-name="ce9"/>
          <table:table-cell table:style-name="ce15" office:value-type="string" table:number-columns-spanned="2" table:number-rows-spanned="1">
            <text:p>yo 5 min</text:p>
          </table:table-cell>
          <table:covered-table-cell table:style-name="ce9"/>
        </table:table-row>
        <table:table-row table:style-name="ro1">
          <table:table-cell table:style-name="ce2" office:value-type="string">
            <text:p>vehiculos</text:p>
          </table:table-cell>
          <table:table-cell table:style-name="ce9" office:value-type="string">
            <text:p>largo</text:p>
          </table:table-cell>
          <table:table-cell table:style-name="ce15" office:value-type="string">
            <text:p>vehiculos</text:p>
          </table:table-cell>
          <table:table-cell table:style-name="ce9" office:value-type="string">
            <text:p>largo</text:p>
          </table:table-cell>
          <table:table-cell table:style-name="ce15" office:value-type="string">
            <text:p>vehiculos</text:p>
          </table:table-cell>
          <table:table-cell table:style-name="ce9" office:value-type="string">
            <text:p>largo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1" office:value-type="float" office:value="1645.79">
            <text:p>1645,79</text:p>
          </table:table-cell>
          <table:table-cell table:style-name="ce16" office:value-type="float" office:value="19">
            <text:p>19</text:p>
          </table:table-cell>
          <table:table-cell table:style-name="ce10" office:value-type="float" office:value="1650.79923957107">
            <text:p>1650,80</text:p>
          </table:table-cell>
          <table:table-cell table:style-name="ce16"/>
          <table:table-cell table:style-name="ce10"/>
        </table:table-row>
        <table:table-row table:style-name="ro1">
          <table:table-cell table:style-name="ce1"/>
          <table:table-cell table:style-name="ce10"/>
          <table:table-cell table:style-name="ce16"/>
          <table:table-cell table:style-name="ce10"/>
          <table:table-cell table:number-columns-repeated="2"/>
        </table:table-row>
        <table:table-row table:style-name="ro2">
          <table:table-cell table:style-name="ce13" office:value-type="string" table:number-columns-spanned="3" table:number-rows-spanned="1">
            <text:p>1 MINUTO</text:p>
          </table:table-cell>
          <table:covered-table-cell table:style-name="ce10"/>
          <table:covered-table-cell table:style-name="ce16"/>
          <table:table-cell table:style-name="ce10"/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1">
            <text:p>Pass 1</text:p>
          </table:table-cell>
          <table:covered-table-cell table:style-name="ce10"/>
          <table:covered-table-cell table:style-name="ce16"/>
          <table:table-cell table:style-name="ce10"/>
          <table:table-cell table:number-columns-repeated="2"/>
        </table:table-row>
        <table:table-row table:style-name="ro1">
          <table:table-cell table:style-name="ce1" office:value-type="float" office:value="1432">
            <text:p>1432</text:p>
          </table:table-cell>
          <table:table-cell table:style-name="ce10" office:value-type="float" office:value="1715.89194567712">
            <text:p>1715,89</text:p>
          </table:table-cell>
          <table:table-cell table:style-name="ce16" office:value-type="float" office:value="20">
            <text:p>20</text:p>
          </table:table-cell>
          <table:table-cell table:style-name="ce1">
            <draw:frame table:end-cell-address="r101.J24" table:end-x="2.213cm" table:end-y="0.149cm" draw:z-index="0" draw:style-name="gr1" svg:width="14.43cm" svg:height="8.597cm" svg:x="0.905cm" svg:y="0.096cm">
              <draw:object draw:notify-on-update-of-ranges="r101.A7:r101.A15 r101.A6:r101.A6 r101.B7:r101.B15 r101.A18:r101.A29 r101.A17:r101.A17 r101.B18:r101.B29 r101.A32:r101.A35 r101.A31:r101.A31 r101.B32:r101.B35 r101.A38:r101.A45 r101.A37:r101.A37 r101.B38:r101.B45 r101.A48:r101.A55 r101.A47:r101.A47 r101.B48:r101.B5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1" office:value-type="float" office:value="2024">
            <text:p>2024</text:p>
          </table:table-cell>
          <table:table-cell table:style-name="ce10" office:value-type="float" office:value="1690.92114643715">
            <text:p>1690,92</text:p>
          </table:table-cell>
          <table:table-cell table:style-name="ce16" office:value-type="float" office:value="20">
            <text:p>2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667">
            <text:p>2667</text:p>
          </table:table-cell>
          <table:table-cell table:style-name="ce10" office:value-type="float" office:value="1659.28213993756">
            <text:p>1659,28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892">
            <text:p>2892</text:p>
          </table:table-cell>
          <table:table-cell table:style-name="ce10" office:value-type="float" office:value="1659.28213993756">
            <text:p>1659,28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525">
            <text:p>3525</text:p>
          </table:table-cell>
          <table:table-cell table:style-name="ce10" office:value-type="float" office:value="1658.75959689763">
            <text:p>1658,76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7221">
            <text:p>7221</text:p>
          </table:table-cell>
          <table:table-cell table:style-name="ce10" office:value-type="float" office:value="1657.0656735028">
            <text:p>1657,07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9011">
            <text:p>9011</text:p>
          </table:table-cell>
          <table:table-cell table:style-name="ce10" office:value-type="float" office:value="1653.33661128438">
            <text:p>1653,34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9629">
            <text:p>29629</text:p>
          </table:table-cell>
          <table:table-cell table:style-name="ce10" office:value-type="float" office:value="1652.16814143521">
            <text:p>1652,17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2169">
            <text:p>32169</text:p>
          </table:table-cell>
          <table:table-cell table:style-name="ce10" office:value-type="float" office:value="1652.16814143521">
            <text:p>1652,17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table:number-columns-spanned="3" table:number-rows-spanned="1">
            <text:p>Pass 2</text:p>
          </table:table-cell>
          <table:covered-table-cell table:style-name="ce10"/>
          <table:covered-table-cell table:style-name="ce16"/>
          <table:table-cell table:number-columns-repeated="3"/>
        </table:table-row>
        <table:table-row table:style-name="ro1">
          <table:table-cell table:style-name="ce1" office:value-type="float" office:value="882">
            <text:p>882</text:p>
          </table:table-cell>
          <table:table-cell table:style-name="ce10" office:value-type="float" office:value="1666.47730448552">
            <text:p>1666,48</text:p>
          </table:table-cell>
          <table:table-cell table:style-name="ce1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2289">
            <text:p>2289</text:p>
          </table:table-cell>
          <table:table-cell table:style-name="ce10" office:value-type="float" office:value="1654.16088049331">
            <text:p>1654,16</text:p>
          </table:table-cell>
          <table:table-cell table:style-name="ce1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2566">
            <text:p>2566</text:p>
          </table:table-cell>
          <table:table-cell table:style-name="ce10" office:value-type="float" office:value="1659.29026410589">
            <text:p>1659,29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3239">
            <text:p>3239</text:p>
          </table:table-cell>
          <table:table-cell table:style-name="ce10" office:value-type="float" office:value="1659.29026410589">
            <text:p>1659,29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6483">
            <text:p>6483</text:p>
          </table:table-cell>
          <table:table-cell table:style-name="ce10" office:value-type="float" office:value="1658.55267987107">
            <text:p>1658,55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11345">
            <text:p>11345</text:p>
          </table:table-cell>
          <table:table-cell table:style-name="ce10" office:value-type="float" office:value="1657.37834348965">
            <text:p>1657,38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15090">
            <text:p>15090</text:p>
          </table:table-cell>
          <table:table-cell table:style-name="ce10" office:value-type="float" office:value="1657.37834348965">
            <text:p>1657,38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15739">
            <text:p>15739</text:p>
          </table:table-cell>
          <table:table-cell table:style-name="ce10" office:value-type="float" office:value="1655.78679372585">
            <text:p>1655,79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16508">
            <text:p>16508</text:p>
          </table:table-cell>
          <table:table-cell table:style-name="ce10" office:value-type="float" office:value="1653.6411571029">
            <text:p>1653,64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16947">
            <text:p>16947</text:p>
          </table:table-cell>
          <table:table-cell table:style-name="ce10" office:value-type="float" office:value="1653.6411571029">
            <text:p>1653,64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41443">
            <text:p>41443</text:p>
          </table:table-cell>
          <table:table-cell table:style-name="ce10" office:value-type="float" office:value="1652.47268725373">
            <text:p>1652,47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59703">
            <text:p>59703</text:p>
          </table:table-cell>
          <table:table-cell table:style-name="ce10" office:value-type="float" office:value="1651.10378538959">
            <text:p>1651,10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table:number-columns-spanned="3" table:number-rows-spanned="1">
            <text:p>Pass 3</text:p>
          </table:table-cell>
          <table:covered-table-cell table:style-name="ce10"/>
          <table:covered-table-cell table:style-name="ce16"/>
          <table:table-cell table:number-columns-repeated="3"/>
        </table:table-row>
        <table:table-row table:style-name="ro1">
          <table:table-cell table:style-name="ce1" office:value-type="float" office:value="806">
            <text:p>806</text:p>
          </table:table-cell>
          <table:table-cell table:style-name="ce10" office:value-type="float" office:value="1645.83732633829">
            <text:p>1645,84</text:p>
          </table:table-cell>
          <table:table-cell table:style-name="ce1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2611">
            <text:p>2611</text:p>
          </table:table-cell>
          <table:table-cell table:style-name="ce10" office:value-type="float" office:value="1652.16814143521">
            <text:p>1652,17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10836">
            <text:p>10836</text:p>
          </table:table-cell>
          <table:table-cell table:style-name="ce10" office:value-type="float" office:value="1652.16814143521">
            <text:p>1652,17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50683">
            <text:p>50683</text:p>
          </table:table-cell>
          <table:table-cell table:style-name="ce10" office:value-type="float" office:value="1650.79923957107">
            <text:p>1650,80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0"/>
          <table:table-cell table:style-name="ce1"/>
          <table:table-cell table:number-columns-repeated="3"/>
        </table:table-row>
        <table:table-row table:style-name="ro1">
          <table:table-cell table:style-name="ce4" office:value-type="string" table:number-columns-spanned="3" table:number-rows-spanned="1">
            <text:p>Pass 4</text:p>
          </table:table-cell>
          <table:covered-table-cell table:style-name="ce10"/>
          <table:covered-table-cell table:style-name="ce1"/>
          <table:table-cell table:number-columns-repeated="3"/>
        </table:table-row>
        <table:table-row table:style-name="ro1">
          <table:table-cell table:style-name="ce1" office:value-type="float" office:value="836">
            <text:p>836</text:p>
          </table:table-cell>
          <table:table-cell table:style-name="ce10" office:value-type="float" office:value="1657.14462748294">
            <text:p>1657,14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584">
            <text:p>1584</text:p>
          </table:table-cell>
          <table:table-cell table:style-name="ce10" office:value-type="float" office:value="1656.43046289901">
            <text:p>1656,43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4527">
            <text:p>4527</text:p>
          </table:table-cell>
          <table:table-cell table:style-name="ce10" office:value-type="float" office:value="1653.58267883492">
            <text:p>1653,58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6493">
            <text:p>6493</text:p>
          </table:table-cell>
          <table:table-cell table:style-name="ce10" office:value-type="float" office:value="1653.58267883492">
            <text:p>1653,58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3678">
            <text:p>13678</text:p>
          </table:table-cell>
          <table:table-cell table:style-name="ce10" office:value-type="float" office:value="1653.58267883492">
            <text:p>1653,58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4341">
            <text:p>14341</text:p>
          </table:table-cell>
          <table:table-cell table:style-name="ce10" office:value-type="float" office:value="1653.33661128438">
            <text:p>1653,34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8337">
            <text:p>18337</text:p>
          </table:table-cell>
          <table:table-cell table:style-name="ce10" office:value-type="float" office:value="1652.16814143521">
            <text:p>1652,17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6517">
            <text:p>26517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0"/>
          <table:table-cell table:style-name="ce16"/>
          <table:table-cell table:style-name="ce1"/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1">
            <text:p>Pass 5</text:p>
          </table:table-cell>
          <table:covered-table-cell table:style-name="ce10"/>
          <table:covered-table-cell table:style-name="ce16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993">
            <text:p>993</text:p>
          </table:table-cell>
          <table:table-cell table:style-name="ce10" office:value-type="float" office:value="1693.32530170825">
            <text:p>1693,33</text:p>
          </table:table-cell>
          <table:table-cell table:style-name="ce16" office:value-type="float" office:value="20">
            <text:p>2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70">
            <text:p>1070</text:p>
          </table:table-cell>
          <table:table-cell table:style-name="ce10" office:value-type="float" office:value="1662.71223464051">
            <text:p>1662,71</text:p>
          </table:table-cell>
          <table:table-cell table:style-name="ce16" office:value-type="float" office:value="20">
            <text:p>2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573">
            <text:p>3573</text:p>
          </table:table-cell>
          <table:table-cell table:style-name="ce10" office:value-type="float" office:value="1652.16814143521">
            <text:p>1652,17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2380">
            <text:p>12380</text:p>
          </table:table-cell>
          <table:table-cell table:style-name="ce10" office:value-type="float" office:value="1652.16814143521">
            <text:p>1652,17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1625">
            <text:p>31625</text:p>
          </table:table-cell>
          <table:table-cell table:style-name="ce10" office:value-type="float" office:value="1652.16814143521">
            <text:p>1652,17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9217">
            <text:p>39217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45358">
            <text:p>45358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47729">
            <text:p>47729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0"/>
          <table:table-cell table:style-name="ce16"/>
          <table:table-cell table:style-name="ce1"/>
          <table:table-cell table:number-columns-repeated="2"/>
        </table:table-row>
        <table:table-row table:style-name="ro2">
          <table:table-cell table:style-name="ce13" office:value-type="string" table:number-columns-spanned="3" table:number-rows-spanned="1">
            <text:p>5 MINUTOS</text:p>
          </table:table-cell>
          <table:covered-table-cell table:style-name="ce10"/>
          <table:covered-table-cell table:style-name="ce16"/>
          <table:table-cell table:style-name="ce1"/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1">
            <text:p>Pass 1</text:p>
          </table:table-cell>
          <table:covered-table-cell table:style-name="ce10"/>
          <table:covered-table-cell table:style-name="ce16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980">
            <text:p>980</text:p>
          </table:table-cell>
          <table:table-cell table:style-name="ce10" office:value-type="float" office:value="1660.25874941026">
            <text:p>1660,26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433">
            <text:p>2433</text:p>
          </table:table-cell>
          <table:table-cell table:style-name="ce10" office:value-type="float" office:value="1657.52476104402">
            <text:p>1657,52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4335">
            <text:p>4335</text:p>
          </table:table-cell>
          <table:table-cell table:style-name="ce10" office:value-type="float" office:value="1653.68030762689">
            <text:p>1653,68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5807">
            <text:p>5807</text:p>
          </table:table-cell>
          <table:table-cell table:style-name="ce10" office:value-type="float" office:value="1653.68030762689">
            <text:p>1653,68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8437">
            <text:p>18437</text:p>
          </table:table-cell>
          <table:table-cell table:style-name="ce10" office:value-type="float" office:value="1651.63445259785">
            <text:p>1651,63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4144">
            <text:p>24144</text:p>
          </table:table-cell>
          <table:table-cell table:style-name="ce10" office:value-type="float" office:value="1651.10378538959">
            <text:p>1651,1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4501">
            <text:p>24501</text:p>
          </table:table-cell>
          <table:table-cell table:style-name="ce10" office:value-type="float" office:value="1651.10378538959">
            <text:p>1651,1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12597">
            <text:p>112597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60845">
            <text:p>160845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1">
            <text:p>Pass 2</text:p>
          </table:table-cell>
          <table:covered-table-cell table:style-name="ce10"/>
          <table:covered-table-cell table:style-name="ce16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151">
            <text:p>1151</text:p>
          </table:table-cell>
          <table:table-cell table:style-name="ce10" office:value-type="float" office:value="1690.21564379381">
            <text:p>1690,22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600">
            <text:p>1600</text:p>
          </table:table-cell>
          <table:table-cell table:style-name="ce10" office:value-type="float" office:value="1670.14687448224">
            <text:p>1670,15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559">
            <text:p>2559</text:p>
          </table:table-cell>
          <table:table-cell table:style-name="ce10" office:value-type="float" office:value="1689.8332154742">
            <text:p>1689,83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770">
            <text:p>2770</text:p>
          </table:table-cell>
          <table:table-cell table:style-name="ce10" office:value-type="float" office:value="1680.20174015561">
            <text:p>1680,20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4250">
            <text:p>4250</text:p>
          </table:table-cell>
          <table:table-cell table:style-name="ce10" office:value-type="float" office:value="1678.61741853768">
            <text:p>1678,62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1698">
            <text:p>11698</text:p>
          </table:table-cell>
          <table:table-cell table:style-name="ce10" office:value-type="float" office:value="1672.63725871413">
            <text:p>1672,64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3782">
            <text:p>13782</text:p>
          </table:table-cell>
          <table:table-cell table:style-name="ce10" office:value-type="float" office:value="1672.63725871413">
            <text:p>1672,64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5926">
            <text:p>15926</text:p>
          </table:table-cell>
          <table:table-cell table:style-name="ce10" office:value-type="float" office:value="1656.49367956526">
            <text:p>1656,4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0791">
            <text:p>20791</text:p>
          </table:table-cell>
          <table:table-cell table:style-name="ce10" office:value-type="float" office:value="1656.49367956526">
            <text:p>1656,4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3539">
            <text:p>23539</text:p>
          </table:table-cell>
          <table:table-cell table:style-name="ce10" office:value-type="float" office:value="1654.90212980145">
            <text:p>1654,90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46921">
            <text:p>46921</text:p>
          </table:table-cell>
          <table:table-cell table:style-name="ce10" office:value-type="float" office:value="1653.75969119901">
            <text:p>1653,76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49552">
            <text:p>49552</text:p>
          </table:table-cell>
          <table:table-cell table:style-name="ce10" office:value-type="float" office:value="1653.33661128438">
            <text:p>1653,34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51368">
            <text:p>51368</text:p>
          </table:table-cell>
          <table:table-cell table:style-name="ce10" office:value-type="float" office:value="1653.33661128438">
            <text:p>1653,34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66081">
            <text:p>66081</text:p>
          </table:table-cell>
          <table:table-cell table:style-name="ce10" office:value-type="float" office:value="1652.16814143521">
            <text:p>1652,17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67404">
            <text:p>67404</text:p>
          </table:table-cell>
          <table:table-cell table:style-name="ce10" office:value-type="float" office:value="1650.79923957107">
            <text:p>1650,80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70573">
            <text:p>70573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1">
            <text:p>Pass 3</text:p>
          </table:table-cell>
          <table:covered-table-cell table:style-name="ce10"/>
          <table:covered-table-cell table:style-name="ce16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131">
            <text:p>1131</text:p>
          </table:table-cell>
          <table:table-cell table:style-name="ce10" office:value-type="float" office:value="1667.64456863288">
            <text:p>1667,64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768">
            <text:p>1768</text:p>
          </table:table-cell>
          <table:table-cell table:style-name="ce10" office:value-type="float" office:value="1644.70486411571">
            <text:p>1644,70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4510">
            <text:p>4510</text:p>
          </table:table-cell>
          <table:table-cell table:style-name="ce10" office:value-type="float" office:value="1644.70486411571">
            <text:p>1644,70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5980">
            <text:p>5980</text:p>
          </table:table-cell>
          <table:table-cell table:style-name="ce10" office:value-type="float" office:value="1661.22304934587">
            <text:p>1661,22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2497">
            <text:p>12497</text:p>
          </table:table-cell>
          <table:table-cell table:style-name="ce10" office:value-type="float" office:value="1659.60807993118">
            <text:p>1659,61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4863">
            <text:p>14863</text:p>
          </table:table-cell>
          <table:table-cell table:style-name="ce10" office:value-type="float" office:value="1659.60807993118">
            <text:p>1659,61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6614">
            <text:p>16614</text:p>
          </table:table-cell>
          <table:table-cell table:style-name="ce10" office:value-type="float" office:value="1659.45353820848">
            <text:p>1659,45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0632">
            <text:p>20632</text:p>
          </table:table-cell>
          <table:table-cell table:style-name="ce10" office:value-type="float" office:value="1659.45353820848">
            <text:p>1659,45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4012">
            <text:p>24012</text:p>
          </table:table-cell>
          <table:table-cell table:style-name="ce10" office:value-type="float" office:value="1656.69351859551">
            <text:p>1656,6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9863">
            <text:p>29863</text:p>
          </table:table-cell>
          <table:table-cell table:style-name="ce10" office:value-type="float" office:value="1652.47268725373">
            <text:p>1652,47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1736">
            <text:p>31736</text:p>
          </table:table-cell>
          <table:table-cell table:style-name="ce10" office:value-type="float" office:value="1652.27225523876">
            <text:p>1652,27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82527">
            <text:p>82527</text:p>
          </table:table-cell>
          <table:table-cell table:style-name="ce10" office:value-type="float" office:value="1651.10378538959">
            <text:p>1651,10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82830">
            <text:p>82830</text:p>
          </table:table-cell>
          <table:table-cell table:style-name="ce10" office:value-type="float" office:value="1651.10378538959">
            <text:p>1651,10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41856">
            <text:p>141856</text:p>
          </table:table-cell>
          <table:table-cell table:style-name="ce10" office:value-type="float" office:value="1650.79923957107">
            <text:p>1650,80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0"/>
          <table:table-cell table:style-name="ce1" table:number-columns-repeated="2"/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1">
            <text:p>Pass 4</text:p>
          </table:table-cell>
          <table:covered-table-cell table:style-name="ce10"/>
          <table:covered-table-cell table:style-name="ce1"/>
          <table:table-cell table:style-name="ce1"/>
          <table:table-cell table:number-columns-repeated="2"/>
        </table:table-row>
        <table:table-row table:style-name="ro1">
          <table:table-cell table:style-name="ce14" office:value-type="float" office:value="1525">
            <text:p>1525</text:p>
          </table:table-cell>
          <table:table-cell table:style-name="ce10" office:value-type="float" office:value="1669.45388370059">
            <text:p>1669,45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4" office:value-type="float" office:value="3268">
            <text:p>3268</text:p>
          </table:table-cell>
          <table:table-cell table:style-name="ce10" office:value-type="float" office:value="1662.59634518003">
            <text:p>1662,60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4" office:value-type="float" office:value="5657">
            <text:p>5657</text:p>
          </table:table-cell>
          <table:table-cell table:style-name="ce10" office:value-type="float" office:value="1656.95276710648">
            <text:p>1656,95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4" office:value-type="float" office:value="7377">
            <text:p>7377</text:p>
          </table:table-cell>
          <table:table-cell table:style-name="ce10" office:value-type="float" office:value="1656.49367956526">
            <text:p>1656,4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4150">
            <text:p>24150</text:p>
          </table:table-cell>
          <table:table-cell table:style-name="ce10" office:value-type="float" office:value="1656.49367956526">
            <text:p>1656,4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9032">
            <text:p>29032</text:p>
          </table:table-cell>
          <table:table-cell table:style-name="ce10" office:value-type="float" office:value="1654.90212980145">
            <text:p>1654,90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65934">
            <text:p>65934</text:p>
          </table:table-cell>
          <table:table-cell table:style-name="ce10" office:value-type="float" office:value="1653.75969119901">
            <text:p>1653,76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74530">
            <text:p>74530</text:p>
          </table:table-cell>
          <table:table-cell table:style-name="ce10" office:value-type="float" office:value="1652.16814143521">
            <text:p>1652,17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83489">
            <text:p>83489</text:p>
          </table:table-cell>
          <table:table-cell table:style-name="ce10" office:value-type="float" office:value="1652.16814143521">
            <text:p>1652,17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85615">
            <text:p>85615</text:p>
          </table:table-cell>
          <table:table-cell table:style-name="ce10" office:value-type="float" office:value="1652.16814143521">
            <text:p>1652,17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86418">
            <text:p>86418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3174">
            <text:p>103174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10945">
            <text:p>110945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0"/>
          <table:table-cell table:style-name="ce16"/>
          <table:table-cell table:style-name="ce1"/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1">
            <text:p>Pass 5</text:p>
          </table:table-cell>
          <table:covered-table-cell table:style-name="ce10"/>
          <table:covered-table-cell table:style-name="ce16"/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947">
            <text:p>947</text:p>
          </table:table-cell>
          <table:table-cell table:style-name="ce1" office:value-type="float" office:value="1668.82062210574">
            <text:p>1668,82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563">
            <text:p>2563</text:p>
          </table:table-cell>
          <table:table-cell table:style-name="ce1" office:value-type="float" office:value="1665.86017047779">
            <text:p>1665,86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038">
            <text:p>3038</text:p>
          </table:table-cell>
          <table:table-cell table:style-name="ce1" office:value-type="float" office:value="1665.86017047779">
            <text:p>1665,86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5008">
            <text:p>5008</text:p>
          </table:table-cell>
          <table:table-cell table:style-name="ce1" office:value-type="float" office:value="1665.40108293657">
            <text:p>1665,4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7883">
            <text:p>7883</text:p>
          </table:table-cell>
          <table:table-cell table:style-name="ce1" office:value-type="float" office:value="1663.20269252821">
            <text:p>1663,2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9566">
            <text:p>9566</text:p>
          </table:table-cell>
          <table:table-cell table:style-name="ce1" office:value-type="float" office:value="1656.49367956526">
            <text:p>1656,4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2045">
            <text:p>12045</text:p>
          </table:table-cell>
          <table:table-cell table:style-name="ce1" office:value-type="float" office:value="1654.90212980145">
            <text:p>1654,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9307">
            <text:p>19307</text:p>
          </table:table-cell>
          <table:table-cell table:style-name="ce1" office:value-type="float" office:value="1654.90212980145">
            <text:p>1654,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1727">
            <text:p>31727</text:p>
          </table:table-cell>
          <table:table-cell table:style-name="ce10" office:value-type="float" office:value="1654.3684409641">
            <text:p>1654,37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37382">
            <text:p>37382</text:p>
          </table:table-cell>
          <table:table-cell table:style-name="ce10" office:value-type="float" office:value="1654.3684409641">
            <text:p>1654,37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44973">
            <text:p>44973</text:p>
          </table:table-cell>
          <table:table-cell table:style-name="ce10" office:value-type="float" office:value="1653.53322793731">
            <text:p>1653,53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45763">
            <text:p>45763</text:p>
          </table:table-cell>
          <table:table-cell table:style-name="ce10" office:value-type="float" office:value="1653.53322793731">
            <text:p>1653,53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66790">
            <text:p>66790</text:p>
          </table:table-cell>
          <table:table-cell table:style-name="ce10" office:value-type="float" office:value="1653.53322793731">
            <text:p>1653,53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77833">
            <text:p>77833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237585">
            <text:p>237585</text:p>
          </table:table-cell>
          <table:table-cell table:style-name="ce10" office:value-type="float" office:value="1650.79923957107">
            <text:p>1650,80</text:p>
          </table:table-cell>
          <table:table-cell table:style-name="ce16" office:value-type="float" office:value="19">
            <text:p>19</text:p>
          </table:table-cell>
          <table:table-cell table:style-name="ce1"/>
          <table:table-cell table:number-columns-repeated="2"/>
        </table:table-row>
        <table:table-row table:style-name="ro1" table:number-rows-repeated="97">
          <table:table-cell table:style-name="ce1"/>
          <table:table-cell table:style-name="ce10"/>
          <table:table-cell table:style-name="ce16"/>
          <table:table-cell table:style-name="ce1"/>
          <table:table-cell table:number-columns-repeated="2"/>
        </table:table-row>
        <table:table-row table:style-name="ro1" table:number-rows-repeated="104834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4/12/2009</text:date>, <text:time>14:1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3T19:34:54</meta:creation-date>
    <dc:date>2009-12-14T14:07:09</dc:date>
    <meta:editing-duration>PT04H20M46S</meta:editing-duration>
    <meta:editing-cycles>40</meta:editing-cycles>
    <meta:generator>OpenOffice.org/3.1$Linux OpenOffice.org_project/310m19$Build-9420</meta:generator>
    <dc:creator>Andrés Quijano</dc:creator>
    <meta:document-statistic meta:table-count="4" meta:cell-count="50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minimum="1645" chart:maximum="166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31cm" svg:height="8.598cm" chart:class="chart:scatter" chart:style-name="ch1">
        <chart:plot-area chart:style-name="ch2" table:cell-range-address="r101.A6:r101.A15 r101.B7:r101.B15 r101.A17:r101.A17 r101.B18:r101.B29 r101.A31:r101.A31 r101.B32:r101.B35 r101.A37:r101.A37 r101.B38:r101.B45 r101.A47:r101.A47 r101.B48:r101.B55" chart:data-source-has-labels="row" svg:x="0.288cm" svg:y="0.171cm" svg:width="13.855cm" svg:height="8.256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01.B7:r101.B15" chart:label-cell-address="r101.A6:r101.A6" chart:class="chart:scatter">
            <chart:domain table:cell-range-address="r101.A7:r101.A15"/>
            <chart:data-point chart:repeated="9"/>
          </chart:series>
          <chart:series chart:style-name="ch7" chart:values-cell-range-address="r101.B18:r101.B29" chart:label-cell-address="r101.A17:r101.A17" chart:class="chart:scatter">
            <chart:domain table:cell-range-address="r101.A18:r101.A29"/>
            <chart:data-point chart:repeated="12"/>
          </chart:series>
          <chart:series chart:style-name="ch8" chart:values-cell-range-address="r101.B32:r101.B35" chart:label-cell-address="r101.A31:r101.A31" chart:class="chart:scatter">
            <chart:domain table:cell-range-address="r101.A32:r101.A35"/>
            <chart:data-point chart:repeated="4"/>
          </chart:series>
          <chart:series chart:style-name="ch9" chart:values-cell-range-address="r101.B38:r101.B45" chart:label-cell-address="r101.A37:r101.A37" chart:class="chart:scatter">
            <chart:domain table:cell-range-address="r101.A38:r101.A45"/>
            <chart:data-point chart:repeated="8"/>
          </chart:series>
          <chart:series chart:style-name="ch10" chart:values-cell-range-address="r101.B48:r101.B55" chart:label-cell-address="r101.A47:r101.A47" chart:class="chart:scatter">
            <chart:domain table:cell-range-address="r101.A48:r101.A55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r101.A6:r101.A6">Pass 1</text:p>
              </table:table-cell>
              <table:table-cell office:value-type="string">
                <text:p>Column A</text:p>
              </table:table-cell>
              <table:table-cell office:value-type="string">
                <text:p text:id="r101.A17:r101.A17">Pass 2</text:p>
              </table:table-cell>
              <table:table-cell office:value-type="string">
                <text:p>Column A</text:p>
              </table:table-cell>
              <table:table-cell office:value-type="string">
                <text:p text:id="r101.A31:r101.A31">Pass 3</text:p>
              </table:table-cell>
              <table:table-cell office:value-type="string">
                <text:p>Column A</text:p>
              </table:table-cell>
              <table:table-cell office:value-type="string">
                <text:p text:id="r101.A37:r101.A37">Pass 4</text:p>
              </table:table-cell>
              <table:table-cell office:value-type="string">
                <text:p>Column A</text:p>
              </table:table-cell>
              <table:table-cell office:value-type="string">
                <text:p text:id="r101.A47:r101.A47">Pass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2">
                <text:p text:id="r101.A7:r101.A15">1432</text:p>
              </table:table-cell>
              <table:table-cell office:value-type="float" office:value="1715.89194567712">
                <text:p text:id="r101.B7:r101.B15">1715.89194567712</text:p>
              </table:table-cell>
              <table:table-cell office:value-type="float" office:value="882">
                <text:p text:id="r101.A18:r101.A29">882</text:p>
              </table:table-cell>
              <table:table-cell office:value-type="float" office:value="1666.47730448552">
                <text:p text:id="r101.B18:r101.B29">1666.47730448552</text:p>
              </table:table-cell>
              <table:table-cell office:value-type="float" office:value="806">
                <text:p text:id="r101.A32:r101.A35">806</text:p>
              </table:table-cell>
              <table:table-cell office:value-type="float" office:value="1645.83732633829">
                <text:p text:id="r101.B32:r101.B35">1645.83732633829</text:p>
              </table:table-cell>
              <table:table-cell office:value-type="float" office:value="836">
                <text:p text:id="r101.A38:r101.A45">836</text:p>
              </table:table-cell>
              <table:table-cell office:value-type="float" office:value="1657.14462748294">
                <text:p text:id="r101.B38:r101.B45">1657.14462748294</text:p>
              </table:table-cell>
              <table:table-cell office:value-type="float" office:value="993">
                <text:p text:id="r101.A48:r101.A55">993</text:p>
              </table:table-cell>
              <table:table-cell office:value-type="float" office:value="1693.32530170825">
                <text:p text:id="r101.B48:r101.B55">1693.325301708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4">
                <text:p>2024</text:p>
              </table:table-cell>
              <table:table-cell office:value-type="float" office:value="1690.92114643715">
                <text:p>1690.92114643715</text:p>
              </table:table-cell>
              <table:table-cell office:value-type="float" office:value="2289">
                <text:p>2289</text:p>
              </table:table-cell>
              <table:table-cell office:value-type="float" office:value="1654.16088049331">
                <text:p>1654.16088049331</text:p>
              </table:table-cell>
              <table:table-cell office:value-type="float" office:value="2611">
                <text:p>2611</text:p>
              </table:table-cell>
              <table:table-cell office:value-type="float" office:value="1652.16814143521">
                <text:p>1652.16814143521</text:p>
              </table:table-cell>
              <table:table-cell office:value-type="float" office:value="1584">
                <text:p>1584</text:p>
              </table:table-cell>
              <table:table-cell office:value-type="float" office:value="1656.43046289901">
                <text:p>1656.43046289901</text:p>
              </table:table-cell>
              <table:table-cell office:value-type="float" office:value="1070">
                <text:p>1070</text:p>
              </table:table-cell>
              <table:table-cell office:value-type="float" office:value="1662.71223464051">
                <text:p>1662.71223464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7">
                <text:p>2667</text:p>
              </table:table-cell>
              <table:table-cell office:value-type="float" office:value="1659.28213993756">
                <text:p>1659.28213993756</text:p>
              </table:table-cell>
              <table:table-cell office:value-type="float" office:value="2566">
                <text:p>2566</text:p>
              </table:table-cell>
              <table:table-cell office:value-type="float" office:value="1659.29026410589">
                <text:p>1659.29026410589</text:p>
              </table:table-cell>
              <table:table-cell office:value-type="float" office:value="10836">
                <text:p>10836</text:p>
              </table:table-cell>
              <table:table-cell office:value-type="float" office:value="1652.16814143521">
                <text:p>1652.16814143521</text:p>
              </table:table-cell>
              <table:table-cell office:value-type="float" office:value="4527">
                <text:p>4527</text:p>
              </table:table-cell>
              <table:table-cell office:value-type="float" office:value="1653.58267883492">
                <text:p>1653.58267883492</text:p>
              </table:table-cell>
              <table:table-cell office:value-type="float" office:value="3573">
                <text:p>3573</text:p>
              </table:table-cell>
              <table:table-cell office:value-type="float" office:value="1652.16814143521">
                <text:p>1652.16814143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2">
                <text:p>2892</text:p>
              </table:table-cell>
              <table:table-cell office:value-type="float" office:value="1659.28213993756">
                <text:p>1659.28213993756</text:p>
              </table:table-cell>
              <table:table-cell office:value-type="float" office:value="3239">
                <text:p>3239</text:p>
              </table:table-cell>
              <table:table-cell office:value-type="float" office:value="1659.29026410589">
                <text:p>1659.29026410589</text:p>
              </table:table-cell>
              <table:table-cell office:value-type="float" office:value="50683">
                <text:p>50683</text:p>
              </table:table-cell>
              <table:table-cell office:value-type="float" office:value="1650.79923957107">
                <text:p>1650.79923957107</text:p>
              </table:table-cell>
              <table:table-cell office:value-type="float" office:value="6493">
                <text:p>6493</text:p>
              </table:table-cell>
              <table:table-cell office:value-type="float" office:value="1653.58267883492">
                <text:p>1653.58267883492</text:p>
              </table:table-cell>
              <table:table-cell office:value-type="float" office:value="12380">
                <text:p>12380</text:p>
              </table:table-cell>
              <table:table-cell office:value-type="float" office:value="1652.16814143521">
                <text:p>1652.16814143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5">
                <text:p>3525</text:p>
              </table:table-cell>
              <table:table-cell office:value-type="float" office:value="1658.75959689763">
                <text:p>1658.75959689763</text:p>
              </table:table-cell>
              <table:table-cell office:value-type="float" office:value="6483">
                <text:p>6483</text:p>
              </table:table-cell>
              <table:table-cell office:value-type="float" office:value="1658.55267987107">
                <text:p>1658.55267987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678">
                <text:p>13678</text:p>
              </table:table-cell>
              <table:table-cell office:value-type="float" office:value="1653.58267883492">
                <text:p>1653.58267883492</text:p>
              </table:table-cell>
              <table:table-cell office:value-type="float" office:value="31625">
                <text:p>31625</text:p>
              </table:table-cell>
              <table:table-cell office:value-type="float" office:value="1652.16814143521">
                <text:p>1652.16814143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21">
                <text:p>7221</text:p>
              </table:table-cell>
              <table:table-cell office:value-type="float" office:value="1657.0656735028">
                <text:p>1657.0656735028</text:p>
              </table:table-cell>
              <table:table-cell office:value-type="float" office:value="11345">
                <text:p>11345</text:p>
              </table:table-cell>
              <table:table-cell office:value-type="float" office:value="1657.37834348965">
                <text:p>1657.378343489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341">
                <text:p>14341</text:p>
              </table:table-cell>
              <table:table-cell office:value-type="float" office:value="1653.33661128438">
                <text:p>1653.33661128438</text:p>
              </table:table-cell>
              <table:table-cell office:value-type="float" office:value="39217">
                <text:p>39217</text:p>
              </table:table-cell>
              <table:table-cell office:value-type="float" office:value="1650.79923957107">
                <text:p>1650.79923957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11">
                <text:p>9011</text:p>
              </table:table-cell>
              <table:table-cell office:value-type="float" office:value="1653.33661128438">
                <text:p>1653.33661128438</text:p>
              </table:table-cell>
              <table:table-cell office:value-type="float" office:value="15090">
                <text:p>15090</text:p>
              </table:table-cell>
              <table:table-cell office:value-type="float" office:value="1657.37834348965">
                <text:p>1657.378343489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337">
                <text:p>18337</text:p>
              </table:table-cell>
              <table:table-cell office:value-type="float" office:value="1652.16814143521">
                <text:p>1652.16814143521</text:p>
              </table:table-cell>
              <table:table-cell office:value-type="float" office:value="45358">
                <text:p>45358</text:p>
              </table:table-cell>
              <table:table-cell office:value-type="float" office:value="1650.79923957107">
                <text:p>1650.79923957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629">
                <text:p>29629</text:p>
              </table:table-cell>
              <table:table-cell office:value-type="float" office:value="1652.16814143521">
                <text:p>1652.16814143521</text:p>
              </table:table-cell>
              <table:table-cell office:value-type="float" office:value="15739">
                <text:p>15739</text:p>
              </table:table-cell>
              <table:table-cell office:value-type="float" office:value="1655.78679372585">
                <text:p>1655.786793725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517">
                <text:p>26517</text:p>
              </table:table-cell>
              <table:table-cell office:value-type="float" office:value="1650.79923957107">
                <text:p>1650.79923957107</text:p>
              </table:table-cell>
              <table:table-cell office:value-type="float" office:value="47729">
                <text:p>47729</text:p>
              </table:table-cell>
              <table:table-cell office:value-type="float" office:value="1650.79923957107">
                <text:p>1650.79923957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69">
                <text:p>32169</text:p>
              </table:table-cell>
              <table:table-cell office:value-type="float" office:value="1652.16814143521">
                <text:p>1652.16814143521</text:p>
              </table:table-cell>
              <table:table-cell office:value-type="float" office:value="16508">
                <text:p>16508</text:p>
              </table:table-cell>
              <table:table-cell office:value-type="float" office:value="1653.6411571029">
                <text:p>1653.64115710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947">
                <text:p>16947</text:p>
              </table:table-cell>
              <table:table-cell office:value-type="float" office:value="1653.6411571029">
                <text:p>1653.64115710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1443">
                <text:p>41443</text:p>
              </table:table-cell>
              <table:table-cell office:value-type="float" office:value="1652.47268725373">
                <text:p>1652.472687253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9703">
                <text:p>59703</text:p>
              </table:table-cell>
              <table:table-cell office:value-type="float" office:value="1651.10378538959">
                <text:p>1651.103785389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